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fad3c" officeooo:paragraph-rsid="002fad3c"/>
    </style:style>
    <style:style style:name="P2" style:family="paragraph" style:parent-style-name="Text_20_body">
      <style:text-properties officeooo:rsid="002c5fa4" officeooo:paragraph-rsid="002c5fa4"/>
    </style:style>
    <style:style style:name="P3" style:family="paragraph" style:parent-style-name="Text_20_body">
      <style:text-properties officeooo:rsid="003560a6" officeooo:paragraph-rsid="003560a6"/>
    </style:style>
    <style:style style:name="P4" style:family="paragraph" style:parent-style-name="Text_20_body">
      <style:paragraph-properties style:border-line-width-bottom="0.03cm 0.03cm 0.03cm" fo:padding="0.074cm" fo:border-left="none" fo:border-right="none" fo:border-top="none" fo:border-bottom="2.55pt double #000000" style:join-border="false"/>
    </style:style>
    <style:style style:name="P5" style:family="paragraph" style:parent-style-name="Title">
      <style:text-properties officeooo:rsid="00422d96" officeooo:paragraph-rsid="00422d96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2a6b7c"/>
    </style:style>
    <style:style style:name="P8" style:family="paragraph" style:parent-style-name="Text_20_body" style:list-style-name="L1">
      <style:text-properties officeooo:paragraph-rsid="00289a65"/>
    </style:style>
    <style:style style:name="P9" style:family="paragraph" style:parent-style-name="Text_20_body" style:list-style-name="L2">
      <style:text-properties officeooo:paragraph-rsid="003560a6"/>
    </style:style>
    <style:style style:name="P10" style:family="paragraph" style:parent-style-name="Text_20_body" style:list-style-name="L2">
      <style:text-properties style:font-name="Liberation Mono"/>
    </style:style>
    <style:style style:name="P11" style:family="paragraph" style:parent-style-name="Text_20_body" style:list-style-name="L4">
      <style:text-properties style:font-name="Liberation Mono"/>
    </style:style>
    <style:style style:name="P12" style:family="paragraph" style:parent-style-name="Text_20_body" style:list-style-name="L5">
      <style:text-properties style:font-name="Liberation Mono"/>
    </style:style>
    <style:style style:name="P13" style:family="paragraph" style:parent-style-name="Text_20_body" style:list-style-name="L6">
      <style:text-properties style:font-name="Liberation Mono"/>
    </style:style>
    <style:style style:name="P14" style:family="paragraph" style:parent-style-name="Text_20_body" style:list-style-name="L7">
      <style:text-properties style:font-name="Liberation Mono"/>
    </style:style>
    <style:style style:name="P15" style:family="paragraph" style:parent-style-name="Text_20_body" style:list-style-name="L9">
      <style:text-properties style:font-name="Liberation Mono"/>
    </style:style>
    <style:style style:name="P16" style:family="paragraph" style:parent-style-name="Text_20_body" style:list-style-name="L10">
      <style:text-properties style:font-name="Liberation Mono"/>
    </style:style>
    <style:style style:name="P17" style:family="paragraph" style:parent-style-name="Text_20_body" style:list-style-name="L11">
      <style:text-properties style:font-name="Liberation Mono"/>
    </style:style>
    <style:style style:name="P18" style:family="paragraph" style:parent-style-name="Text_20_body" style:list-style-name="L12">
      <style:text-properties style:font-name="Liberation Mono"/>
    </style:style>
    <style:style style:name="P19" style:family="paragraph" style:parent-style-name="Text_20_body" style:list-style-name="L3">
      <style:text-properties fo:color="#000000" style:font-name="Liberation Mono" style:text-underline-style="none"/>
    </style:style>
    <style:style style:name="P20" style:family="paragraph" style:parent-style-name="Text_20_body" style:list-style-name="L8">
      <style:text-properties officeooo:rsid="002c5fa4" officeooo:paragraph-rsid="002c5fa4"/>
    </style:style>
    <style:style style:name="P21" style:family="paragraph" style:parent-style-name="Text_20_body" style:list-style-name="L8">
      <style:text-properties fo:font-style="normal" officeooo:rsid="002c5fa4" officeooo:paragraph-rsid="002c5fa4" style:font-style-asian="normal" style:font-style-complex="normal"/>
    </style:style>
    <style:style style:name="P22" style:family="paragraph" style:parent-style-name="Text_20_body" style:list-style-name="L8">
      <style:text-properties fo:font-style="normal" officeooo:rsid="005e483b" officeooo:paragraph-rsid="005e483b" style:font-style-asian="normal" style:font-style-complex="normal"/>
    </style:style>
    <style:style style:name="P23" style:family="paragraph" style:parent-style-name="Text_20_body" style:list-style-name="L8">
      <style:text-properties fo:font-style="normal" officeooo:rsid="0030e5aa" officeooo:paragraph-rsid="002c5fa4" style:font-style-asian="normal" style:font-style-complex="normal"/>
    </style:style>
    <style:style style:name="P24" style:family="paragraph" style:parent-style-name="Text_20_body" style:list-style-name="L13"/>
    <style:style style:name="P25" style:family="paragraph" style:parent-style-name="Heading_20_2">
      <style:text-properties officeooo:paragraph-rsid="002fad3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d85d1" style:font-style-asian="normal" style:font-style-complex="normal"/>
    </style:style>
    <style:style style:name="T3" style:family="text">
      <style:text-properties fo:font-style="normal" officeooo:rsid="0032d1aa" style:font-style-asian="normal" style:font-style-complex="normal"/>
    </style:style>
    <style:style style:name="T4" style:family="text">
      <style:text-properties fo:font-style="normal" fo:font-weight="normal" officeooo:rsid="00229917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a6b7c" style:font-style-asian="normal" style:font-weight-asian="normal" style:font-style-complex="normal" style:font-weight-complex="normal"/>
    </style:style>
    <style:style style:name="T6" style:family="text">
      <style:text-properties officeooo:rsid="00289a65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405beb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bol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Mono" fo:font-size="11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Mono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fo:font-size="11pt" fo:font-style="normal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fo:font-size="11pt" fo:font-style="normal" fo:font-weight="normal" officeooo:rsid="003560a6" style:text-blinking="false" fo:background-color="transparent" loext:char-shading-value="0"/>
    </style:style>
    <style:style style:name="T14" style:family="text">
      <style:text-properties officeooo:rsid="002a6b7c"/>
    </style:style>
    <style:style style:name="T15" style:family="text">
      <style:text-properties officeooo:rsid="002d85d1"/>
    </style:style>
    <style:style style:name="T16" style:family="text">
      <style:text-properties officeooo:rsid="002fad3c"/>
    </style:style>
    <style:style style:name="T17" style:family="text">
      <style:text-properties officeooo:rsid="002fdec3"/>
    </style:style>
    <style:style style:name="T18" style:family="text">
      <style:text-properties officeooo:rsid="003560a6"/>
    </style:style>
    <style:style style:name="T19" style:family="text">
      <style:text-properties style:font-name="Liberation Mono"/>
    </style:style>
    <style:style style:name="T20" style:family="text">
      <style:text-properties style:font-name="Liberation Mono" officeooo:rsid="003560a6"/>
    </style:style>
    <style:style style:name="T21" style:family="text">
      <style:text-properties style:font-name="Liberation Mono" officeooo:rsid="00289a65"/>
    </style:style>
    <style:style style:name="T22" style:family="text">
      <style:text-properties style:font-name="Liberation Mono" officeooo:rsid="00405beb"/>
    </style:style>
    <style:style style:name="T23" style:family="text">
      <style:text-properties style:font-name="Liberation Mono" officeooo:rsid="00549a9d"/>
    </style:style>
    <style:style style:name="T24" style:family="text">
      <style:text-properties officeooo:rsid="00356385"/>
    </style:style>
    <style:style style:name="T25" style:family="text">
      <style:text-properties officeooo:rsid="0036d81f"/>
    </style:style>
    <style:style style:name="T26" style:family="text">
      <style:text-properties officeooo:rsid="003871a6"/>
    </style:style>
    <style:style style:name="T27" style:family="text">
      <style:text-properties officeooo:rsid="00398313"/>
    </style:style>
    <style:style style:name="T28" style:family="text">
      <style:text-properties officeooo:rsid="003a1d42"/>
    </style:style>
    <style:style style:name="T29" style:family="text">
      <style:text-properties officeooo:rsid="003ae11f"/>
    </style:style>
    <style:style style:name="T30" style:family="text">
      <style:text-properties officeooo:rsid="003c060e"/>
    </style:style>
    <style:style style:name="T31" style:family="text">
      <style:text-properties officeooo:rsid="003d7b20"/>
    </style:style>
    <style:style style:name="T32" style:family="text">
      <style:text-properties officeooo:rsid="00405beb"/>
    </style:style>
    <style:style style:name="T33" style:family="text">
      <style:text-properties officeooo:rsid="00549a9d"/>
    </style:style>
    <style:style style:name="T34" style:family="text">
      <style:text-properties style:font-name="Times New Roman" officeooo:rsid="00549a9d"/>
    </style:style>
    <style:style style:name="T35" style:family="text">
      <style:text-properties officeooo:rsid="005dc6c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eparação <text:span text:style-name="T35">do ambiente</text:span></text:p>
      <text:h text:style-name="Heading_20_1" text:outline-level="1">Configuração, compilação e instalação do kernel</text:h>
      <text:h text:style-name="Heading_20_2" text:outline-level="2"><text:bookmark text:name="docs-internal-guid-ca139c0a-8958-c1c0-66ac-292cbba2d3c0"/>Preparando o ambiente</text:h>
      <text:p text:style-name="P1"><text:tab/>A distribuição utilizada na compilação do kernel foi Debian 8.8 (jessie), o mesmo no qual foram executados os testes de desempenho das aplicações de tempo real.</text:p>
      <text:p text:style-name="Text_20_body"><text:tab/>Inicialmente devem ser instaladas as ferramentas e bibliotecas que serão utilizadas no processo:</text:p>
      <text:p text:style-name="Text_20_body"/>
      <text:list xml:id="list1882253463385756635" text:style-name="L1">
        <text:list-item>
          <text:p text:style-name="P6"><text:span text:style-name="T19">bc</text:span>: linguagem algébrica de precisão arbitrária criada pelo projeto GNU. <text:span text:style-name="T33">É uma das dependências do pacote </text:span><text:span text:style-name="T23">Kernel-package</text:span><text:span text:style-name="T34">.</text:span></text:p>
        </text:list-item>
        <text:list-item>
          <text:p text:style-name="P6"><text:span text:style-name="T21">b</text:span><text:span text:style-name="T19">uild-essential</text:span>: conjunto de ferramentas e bibliotecas usadas na construção do kernel Linux, como o compilador gcc, libc6-dev, gnu make etc, em distribuições Debian e Ubuntu.</text:p>
        </text:list-item>
        <text:list-item>
          <text:p text:style-name="P6"><text:span text:style-name="T19">fakeroot</text:span>: executa um comando em um espaço de usuário com privilégios de administrador (root) para possibilitar a manipulação de arquivos.</text:p>
        </text:list-item>
        <text:list-item>
          <text:p text:style-name="P7"><text:span text:style-name="T19">kernel-package</text:span>: <text:span text:style-name="T14">p</text:span><text:span text:style-name="T4">rove a</text:span><text:span text:style-name="T5">s</text:span><text:span text:style-name="T4"> </text:span><text:span text:style-name="T5">ferramentas</text:span><text:span text:style-name="T4"> </text:span><text:span text:style-name="T5">para criação de</text:span><text:span text:style-name="T4"> pacotes debian contendo uma imagem de kernel ou seus cabeçalhos. </text:span><text:span text:style-name="T5">Estes pacotes são utilizados para instalação de um novo kernel em um sistema Debian e seus derivados.</text:span></text:p>
        </text:list-item>
        <text:list-item>
          <text:p text:style-name="P6"><text:span text:style-name="T19">libssl-dev</text:span>: biblioteca para utilização de recursos SSL e OpenSSL.</text:p>
        </text:list-item>
        <text:list-item>
          <text:p text:style-name="P8"><text:span text:style-name="T19">ncurses-dev</text:span>: bibliotecas utilizadas pelo <text:span text:style-name="T14">utilitário de configuração do kernel, menuconfig.</text:span></text:p>
        </text:list-item>
        <text:list-item>
          <text:p text:style-name="P6"><text:span text:style-name="T19">xz-utils</text:span>: utilitários para a manipulação de arquivos comprimidos utilizando o algoritmo xz.</text:p>
          <text:p text:style-name="P6"/>
        </text:list-item>
      </text:list>
      <text:p text:style-name="Text_20_body">Estes pacotes podem ser instalados por meio do comando:</text:p>
      <text:p text:style-name="Text_20_body"/>
      <text:list xml:id="list5192475374130904769" text:style-name="L2">
        <text:list-item>
          <text:p text:style-name="P10"><text:span text:style-name="T18">#</text:span>apt-get install fakeroot build-essential ncurses-dev xz-utils libssl-dev bc</text:p>
        </text:list-item>
      </text:list>
      <text:p text:style-name="Text_20_body"/>
      <text:p text:style-name="P3">Para instalar o pacote <text:s/><text:span text:style-name="T19">kernel-package</text:span> foi usado o comando </text:p>
      <text:list xml:id="list110221035209363" text:continue-numbering="true" text:style-name="L2">
        <text:list-item>
          <text:p text:style-name="P9"><text:span text:style-name="T20">#apt-get </text:span><text:span text:style-name="Source_20_Text"><text:span text:style-name="T19">--no-install-recommends</text:span></text:span><text:span text:style-name="T19"> <text:s/></text:span><text:span text:style-name="T20">install <text:s/>kernel-package</text:span></text:p>
        </text:list-item>
      </text:list>
      <text:p text:style-name="Text_20_body"/>
      <text:h text:style-name="Heading_20_2" text:outline-level="2">Obtendo os fontes e aplicando o patch</text:h>
      <text:p text:style-name="Text_20_body"><text:tab/>Uma versão do kernel deve ser escolhida de acordo com a versão do patch que será aplicado</text:p>
      <text:p text:style-name="Text_20_body"><text:tab/>Os fontes podem ser obtidos por meio dos comandos:</text:p>
      <text:p text:style-name="Text_20_body"/>
      <text:list xml:id="list5705912751896495684" text:style-name="L3">
        <text:list-item>
          <text:p text:style-name="P19"><text:soft-page-break/><text:span text:style-name="T13">$</text:span><text:span text:style-name="T12">wget https://www.kernel.org/pub/linux/kernel/v4.x/linux-4.4.17.tar.xz</text:span></text:p>
        </text:list-item>
        <text:list-item>
          <text:p text:style-name="P19"><text:span text:style-name="T13">$</text:span><text:span text:style-name="T12">wget https://www.kernel.org/pub/linux/kernel/projects/rt/4.4/older/patch-4.4.17-rt25.patch.xz</text:span></text:p>
        </text:list-item>
      </text:list>
      <text:p text:style-name="Text_20_body"/>
      <text:p text:style-name="Text_20_body"><text:tab/>Após o download dos fontes, os arquivos devem ser descompactados. Para descompactar o kernel usando o comando:</text:p>
      <text:p text:style-name="Text_20_body"/>
      <text:list xml:id="list4145284931159150717" text:style-name="L4">
        <text:list-item>
          <text:p text:style-name="P11"><text:span text:style-name="T24">$</text:span>xz -cd linux-4.4.17.tar.xz | tar xvf -</text:p>
        </text:list-item>
      </text:list>
      <text:p text:style-name="Text_20_body"/>
      <text:p text:style-name="Text_20_body"><text:tab/>Uma pasta chamada linux-4.4-17 será criada. Dentro desta pasta o arquivo do patch deverá ser descompactado e aplicado ao kernel:</text:p>
      <text:p text:style-name="Text_20_body"/>
      <text:list xml:id="list5271620512369239310" text:style-name="L5">
        <text:list-item>
          <text:p text:style-name="P12"><text:span text:style-name="T24">$</text:span>cd linux-4.4.17</text:p>
        </text:list-item>
        <text:list-item>
          <text:p text:style-name="P12"><text:span text:style-name="T24">$</text:span>xzcat ../patch-4.4.17-rt25.patch.xz | patch -p1</text:p>
        </text:list-item>
      </text:list>
      <text:p text:style-name="Text_20_body"/>
      <text:h text:style-name="Heading_20_2" text:outline-level="2">Co<text:span text:style-name="T16">nfigurando o kernel</text:span></text:h>
      <text:p text:style-name="Text_20_body"><text:tab/>Após a aplicação do patch deve ser feita configuração do kernel que será compilado. Esta configuração está presente no arquivo .config. Antes de executar o utilitário de configuração, uma cópia das configurações do kernel atual pode ser feita:</text:p>
      <text:p text:style-name="Text_20_body"/>
      <text:list xml:id="list8891123074294611870" text:style-name="L6">
        <text:list-item>
          <text:p text:style-name="P13"><text:span text:style-name="T25">$</text:span>cp /boot/config-$(uname -r) .config_<text:span text:style-name="T16">STD</text:span></text:p>
        </text:list-item>
      </text:list>
      <text:p text:style-name="Text_20_body"/>
      <text:p text:style-name="P1"><text:tab/>Esta versão foi mantida como referência para comparações com um sistema padrão.</text:p>
      <text:p text:style-name="Text_20_body"><text:tab/>Para configurar o kernel será utilizado o utilitário <text:span text:style-name="T19">menuconfig</text:span>:</text:p>
      <text:p text:style-name="Text_20_body"/>
      <text:list xml:id="list2902384782738291861" text:style-name="L7">
        <text:list-item>
          <text:p text:style-name="P14"><text:span text:style-name="T25">$</text:span>make menuconfig</text:p>
        </text:list-item>
      </text:list>
      <text:p text:style-name="Text_20_body"/>
      <text:p text:style-name="P2"><text:tab/>Neste ponto foram geradas algumas versões diferentes do arquivo <text:span text:style-name="T27">de configuração</text:span> . Isto foi feito para identificar quais recursos do kernel realmente interferem no desempenho de aplicações de tempo real. As versões foram:</text:p>
      <text:list xml:id="list7718827769421902348" text:style-name="L8">
        <text:list-item>
          <text:p text:style-name="P20">.config_<text:span text:style-name="T15">V1</text:span>:</text:p>
          <text:list>
            <text:list-item>
              <text:p text:style-name="P20">Definição do sistema como de 32bits.</text:p>
            </text:list-item>
            <text:list-item>
              <text:p text:style-name="P20">Otimização para arquitetura 486.</text:p>
            </text:list-item>
            <text:list-item>
              <text:p text:style-name="P20">Habilitação da opção <text:span text:style-name="T1">Fully Preemptible Kernel (RT).</text:span></text:p>
            </text:list-item>
            <text:list-item>
              <text:p text:style-name="P21">Desabilitar a opção Debug Preemptible Kernel.</text:p>
            </text:list-item>
            <text:list-item>
              <text:p text:style-name="P22">Desabilitar a opção Debug the x86 FPU code.</text:p>
            </text:list-item>
            <text:list-item>
              <text:p text:style-name="P21"><text:soft-page-break/>Definição da frequência do relógio em 1000Hz.</text:p>
            </text:list-item>
          </text:list>
        </text:list-item>
        <text:list-item>
          <text:p text:style-name="P20"><text:span text:style-name="T1">.config_</text:span><text:span text:style-name="T2">V2</text:span><text:span text:style-name="T1">:</text:span></text:p>
          <text:list>
            <text:list-item>
              <text:p text:style-name="P21">Desabilitar a opção SMP.</text:p>
            </text:list-item>
            <text:list-item>
              <text:p text:style-name="P20"><text:span text:style-name="T1">Desabilitar as opções ACPI. </text:span><text:span text:style-name="T3">(Hibernation, ACPI, APM, Power Management Debug Suporte).</text:span></text:p>
            </text:list-item>
          </text:list>
        </text:list-item>
        <text:list-item>
          <text:p text:style-name="P20"><text:span text:style-name="T1">.config_</text:span><text:span text:style-name="T2">V3</text:span><text:span text:style-name="T1">:</text:span></text:p>
          <text:list>
            <text:list-item>
              <text:p text:style-name="P21">Desabilitar a opção CPU Frequency Scaling.</text:p>
            </text:list-item>
            <text:list-item>
              <text:p text:style-name="P21">Desabilitar a opção IDLE.</text:p>
              <text:p text:style-name="P23"/>
            </text:list-item>
          </text:list>
        </text:list-item>
      </text:list>
      <text:h text:style-name="P25" text:outline-level="2">Compilando o kernel e gerando os pacotes de instalação</text:h>
      <text:p text:style-name="Text_20_body"><text:tab/>Tendo <text:span text:style-name="T17">salvo </text:span>o <text:span text:style-name="T17">arquivo de configuração</text:span>, o kernel pode ser compilado e os pacotes <text:span text:style-name="T26">debian</text:span> gerados:</text:p>
      <text:p text:style-name="Text_20_body"/>
      <text:list xml:id="list6816698014642234204" text:style-name="L9">
        <text:list-item>
          <text:p text:style-name="P15"><text:span text:style-name="T27">#</text:span>fakeroot make-kpkg --initrd --revision=1.0.NAS kernel_image kernel_headers</text:p>
        </text:list-item>
      </text:list>
      <text:p text:style-name="Text_20_body"/>
      <text:p text:style-name="Text_20_body"><text:tab/>Ao fim do processo de compilação dois arquivos <text:span text:style-name="T27">de pacotes debian</text:span> são gerados na pasta um nível acima da pasta onde se encontram os fontes do kernel:</text:p>
      <text:p text:style-name="Text_20_body"/>
      <text:list xml:id="list6108905581091949974" text:style-name="L10">
        <text:list-item>
          <text:p text:style-name="P16">linux-headers-4.4.17-rt25_1.0.NAS_i386.deb</text:p>
        </text:list-item>
        <text:list-item>
          <text:p text:style-name="P16">linux-image-4.4.17-rt25_1.0.NAS_i386.deb</text:p>
        </text:list-item>
      </text:list>
      <text:p text:style-name="Text_20_body"/>
      <text:h text:style-name="Heading_20_2" text:outline-level="2">Instalando o novo kernel</text:h>
      <text:p text:style-name="Text_20_body"><text:tab/>Para instalar o novo kernel basta executar o<text:span text:style-name="T6">s </text:span>comandos <text:span text:style-name="T31">abaixo no diretório onde se encontram os arquivos gerados na compilação</text:span>:</text:p>
      <text:p text:style-name="Text_20_body"/>
      <text:list xml:id="list8898274588579667020" text:style-name="L11">
        <text:list-item>
          <text:p text:style-name="P17"><text:span text:style-name="T28">#</text:span>dpkg -i linux-headers-4.4.17-rt25_1.<text:span text:style-name="T31">1.RTL</text:span>.NAS_amd64.deb</text:p>
        </text:list-item>
        <text:list-item>
          <text:p text:style-name="P17"><text:span text:style-name="T28">#</text:span>dpkg -i linux-image-4.4.17-rt25_1.<text:span text:style-name="T31">1</text:span>..<text:span text:style-name="T31">RTL.</text:span>NAS_amd64.deb</text:p>
        </text:list-item>
      </text:list>
      <text:p text:style-name="Text_20_body"/>
      <text:h text:style-name="Heading_20_2" text:outline-level="2">Verificando a instalação</text:h>
      <text:p text:style-name="Text_20_body"/>
      <text:p text:style-name="Text_20_body"><text:tab/>Para verificar se <text:span text:style-name="T29">a versão do </text:span>kernel atual <text:span text:style-name="T29">corresponde</text:span> <text:span text:style-name="T29">a</text:span>o que foi compilado e instalado:</text:p>
      <text:list xml:id="list6904154271141365954" text:style-name="L12">
        <text:list-item>
          <text:p text:style-name="P18"><text:span text:style-name="T30">$</text:span>uname -a</text:p>
        </text:list-item>
      </text:list>
      <text:p text:style-name="Text_20_body"><text:span text:style-name="T8"><text:tab/>O</text:span><text:span text:style-name="T7"> comando </text:span><text:span text:style-name="T11">uname</text:span><text:span text:style-name="T7"> </text:span><text:span text:style-name="T8">exibe</text:span><text:span text:style-name="T7"> informação sobre o sistema, a opção </text:span><text:span text:style-name="T10">a</text:span><text:span text:style-name="T9"> </text:span><text:span text:style-name="T7">serve para exibir todas as informações do sistema.</text:span></text:p>
      <text:p text:style-name="Text_20_body"><text:soft-page-break/></text:p>
      <text:p text:style-name="Text_20_body"><text:tab/>Para compilar um programa <text:span text:style-name="T32">escrito em C</text:span> como uma aplicação <text:span text:style-name="T32">de tempo real utilizamos a opção </text:span><text:span text:style-name="T22">-rtl</text:span><text:span text:style-name="T32"> para ligar as bibliotecas adequadas</text:span>:</text:p>
      <text:list xml:id="list3729097275190737948" text:style-name="L13">
        <text:list-item>
          <text:p text:style-name="P24">gcc -o teste_rt teste_rt.c -lrt</text:p>
        </text:list-item>
      </text:list>
      <text:p text:style-name="Text_20_body"/>
      <text:p text:style-name="P4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1H20M44S</meta:editing-duration>
    <meta:editing-cycles>56</meta:editing-cycles>
    <meta:generator>LibreOffice/5.1.1.3$Windows_X86_64 LibreOffice_project/89f508ef3ecebd2cfb8e1def0f0ba9a803b88a6d</meta:generator>
    <dc:date>2017-06-19T18:42:33.112000000</dc:date>
    <meta:document-statistic meta:table-count="0" meta:image-count="0" meta:object-count="0" meta:page-count="4" meta:paragraph-count="64" meta:word-count="660" meta:character-count="4478" meta:non-whitespace-character-count="3901"/>
    <meta:user-defined meta:name="Info 1"/>
    <meta:user-defined meta:name="Info 2"/>
    <meta:user-defined meta:name="Info 3"/>
    <meta:user-defined meta:name="Info 4"/>
  </office:meta>
</office:document-meta>
</file>